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7a25e"/>
    </style:style>
    <style:style style:name="T1" style:family="text">
      <style:text-properties officeooo:rsid="0017a25e"/>
    </style:style>
    <style:style style:name="T2" style:family="text">
      <style:text-properties fo:font-weight="normal" officeooo:rsid="0017a25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.2.2. ¿Un cortafuegos protege contra la ingeniería social?¿Y contra espías corporativos? Razona tu respuesta.</text:p>
      <text:p text:style-name="P2"><text:span text:style-name="T2">No puede proteger contra ingeniería social ya que sería el propio empleado el que, siendo manipulado, explotara alguna vulnerabilida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7T18:43:24.615000000</meta:creation-date>
    <dc:date>2020-01-27T18:45:16.894000000</dc:date>
    <meta:editing-duration>PT1M53S</meta:editing-duration>
    <meta:editing-cycles>1</meta:editing-cycles>
    <meta:document-statistic meta:table-count="0" meta:image-count="0" meta:object-count="0" meta:page-count="1" meta:paragraph-count="2" meta:word-count="33" meta:character-count="244" meta:non-whitespace-character-count="213"/>
    <meta:generator>LibreOffice/6.3.3.2$Windows_X86_64 LibreOffice_project/a64200df03143b798afd1ec74a12ab50359878ed</meta:generator>
  </office:meta>
</office:document-meta>
</file>